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 table:number-rows-repeated="104854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rrigir Excessoes</text:p>
          </table:table-cell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Registro para XML</text:p>
          </table:table-cell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8">
            <text:p>48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8">
            <text:p>48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">
            <text:p>2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8">
            <text:p>48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8">
            <text:p>48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4:4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7T14:43:41</dc:date>
    <dc:creator>Guilherme </dc:creator>
    <meta:editing-duration>PT16H49M20S</meta:editing-duration>
    <meta:editing-cycles>74</meta:editing-cycles>
    <meta:generator>BrOffice/3.3$Linux LibreOffice_project/330m19$Build-301</meta:generator>
    <meta:document-statistic meta:table-count="4" meta:cell-count="5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21cm" svg:width="15.316cm" svg:height="5.789cm">
          <chartooo:coordinate-region svg:x="1.488cm" svg:y="1.821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